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d8867" officeooo:paragraph-rsid="000d8867" style:font-size-asian="12.25pt" style:font-size-complex="14pt"/>
    </style:style>
    <style:style style:name="P2" style:family="paragraph" style:parent-style-name="Standard">
      <style:paragraph-properties fo:text-align="start" style:justify-single-word="false"/>
      <style:text-properties fo:font-size="14pt" officeooo:rsid="000d8867" officeooo:paragraph-rsid="000d8867" style:font-size-asian="12.25pt" style:font-size-complex="14pt"/>
    </style:style>
    <style:style style:name="P3" style:family="paragraph" style:parent-style-name="Standard">
      <style:paragraph-properties fo:text-align="start" style:justify-single-word="false"/>
      <style:text-properties fo:font-size="14pt" officeooo:rsid="0011f848" officeooo:paragraph-rsid="0011f848" style:font-size-asian="12.25pt" style:font-size-complex="14pt"/>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e7db0" officeooo:paragraph-rsid="000e7db0"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officeooo:rsid="000e7db0" officeooo:paragraph-rsid="000e7db0" style:font-size-asian="12.25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ec3b4" officeooo:paragraph-rsid="000ec3b4"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officeooo:rsid="000ec3b4" officeooo:paragraph-rsid="000ec3b4" style:font-size-asian="12.25pt" style:font-weight-asian="bold" style:font-size-complex="14pt" style:font-weight-complex="bold"/>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d8867" officeooo:paragraph-rsid="000d8867"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bold" officeooo:rsid="00193196" officeooo:paragraph-rsid="00193196"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officeooo:rsid="0011f848" officeooo:paragraph-rsid="0011f848" style:font-size-asian="12.25pt" style:font-size-complex="14pt"/>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officeooo:rsid="00204a75" officeooo:paragraph-rsid="00204a75" style:font-size-asian="12.25pt" style:font-size-complex="14pt"/>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1f848" officeooo:paragraph-rsid="0011f848"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747cf" officeooo:paragraph-rsid="001747cf" style:font-size-asian="12.25pt" style:font-weight-asian="normal" style:font-size-complex="14pt" style:font-weight-complex="normal"/>
    </style:style>
    <style:style style:name="P14" style:family="paragraph" style:parent-style-name="Standard">
      <style:paragraph-properties fo:text-align="center" style:justify-single-word="false"/>
      <style:text-properties fo:font-size="14pt" style:text-underline-style="none" fo:font-weight="normal" officeooo:rsid="000e7db0" officeooo:paragraph-rsid="000e7db0"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none" fo:font-weight="normal" officeooo:rsid="000e7db0" officeooo:paragraph-rsid="000e7db0"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none" fo:font-weight="normal" officeooo:rsid="000ec3b4" officeooo:paragraph-rsid="000ec3b4" style:font-size-asian="12.25pt" style:font-weight-asian="normal" style:font-size-complex="14pt" style:font-weight-complex="normal"/>
    </style:style>
    <style:style style:name="P17" style:family="paragraph" style:parent-style-name="Standard">
      <style:paragraph-properties fo:text-align="center" style:justify-single-word="false"/>
      <style:text-properties fo:font-size="14pt" style:text-underline-style="none" fo:font-weight="normal" officeooo:rsid="000ec3b4" officeooo:paragraph-rsid="000ec3b4"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style:text-underline-style="none" fo:font-weight="normal" officeooo:rsid="0010b602" officeooo:paragraph-rsid="0010b602"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style:text-underline-style="none" fo:font-weight="normal" officeooo:rsid="0011f848" officeooo:paragraph-rsid="0011f848"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none" fo:font-weight="normal" officeooo:rsid="00080289" officeooo:paragraph-rsid="00080289"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none" fo:font-weight="normal" officeooo:rsid="00080289" officeooo:paragraph-rsid="000e7db0"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none" fo:font-weight="normal" officeooo:rsid="0008720a" officeooo:paragraph-rsid="0008720a"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style:text-underline-style="none" fo:font-weight="normal" officeooo:rsid="0008720a" officeooo:paragraph-rsid="0017cf58"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style:text-underline-style="none" fo:font-weight="normal" officeooo:rsid="0008720a" officeooo:paragraph-rsid="001ac889"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style:text-underline-style="none" fo:font-weight="normal" officeooo:rsid="0008720a" officeooo:paragraph-rsid="001c6d76"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style:text-underline-style="none" fo:font-weight="normal" officeooo:rsid="000aac14" officeooo:paragraph-rsid="000aac14"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style:text-underline-style="none" fo:font-weight="normal" officeooo:rsid="000b5727" officeooo:paragraph-rsid="000b5727"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style:text-underline-style="none" fo:font-weight="normal" officeooo:rsid="000d123e" officeooo:paragraph-rsid="000d123e"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style:text-underline-style="none" fo:font-weight="normal" officeooo:rsid="0011ad10" officeooo:paragraph-rsid="0018dd81"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style:text-underline-style="none" fo:font-weight="normal" officeooo:rsid="000eeef9" officeooo:paragraph-rsid="0017cf58"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style:text-underline-style="none" fo:font-weight="normal" officeooo:rsid="000eeef9" officeooo:paragraph-rsid="001c6d76"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style:text-underline-style="none" fo:font-weight="normal" officeooo:rsid="0018dd81" officeooo:paragraph-rsid="0018dd81"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style:text-underline-style="none" officeooo:rsid="00204a75" officeooo:paragraph-rsid="00204a75" style:font-size-asian="12.25pt" style:font-size-complex="14pt"/>
    </style:style>
    <style:style style:name="P34" style:family="paragraph" style:parent-style-name="Standard">
      <style:paragraph-properties fo:text-align="start" style:justify-single-word="false"/>
      <style:text-properties fo:font-size="14pt" style:text-underline-style="none" officeooo:rsid="0021d47f" officeooo:paragraph-rsid="00204a75" style:font-size-asian="14pt" style:font-size-complex="14pt"/>
    </style:style>
    <style:style style:name="P35" style:family="paragraph" style:parent-style-name="Standard">
      <style:text-properties fo:font-size="14pt" officeooo:rsid="001d973b" officeooo:paragraph-rsid="00204a75" style:font-size-asian="14pt" style:font-size-complex="14pt"/>
    </style:style>
    <style:style style:name="P36" style:family="paragraph" style:parent-style-name="Standard">
      <style:text-properties fo:font-size="14pt" officeooo:rsid="001d9fb5" officeooo:paragraph-rsid="00204a75" style:font-size-asian="14pt" style:font-size-complex="14pt"/>
    </style:style>
    <style:style style:name="P37" style:family="paragraph" style:parent-style-name="Standard">
      <style:text-properties fo:font-size="14pt" officeooo:rsid="001f9eaa" officeooo:paragraph-rsid="00204a75" style:font-size-asian="14pt" style:font-size-complex="14pt"/>
    </style:style>
    <style:style style:name="P38" style:family="paragraph" style:parent-style-name="Standard">
      <style:paragraph-properties fo:text-align="start" style:justify-single-word="false"/>
      <style:text-properties style:font-name="Liberation Serif" fo:font-size="14pt" style:text-underline-style="none" fo:font-weight="normal" officeooo:rsid="000aac14" officeooo:paragraph-rsid="0008720a"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Liberation Serif" fo:font-size="14pt" style:text-underline-style="none" fo:font-weight="normal" officeooo:rsid="000aac14" officeooo:paragraph-rsid="000aac14"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Liberation Serif" fo:font-size="14pt" style:text-underline-style="none" fo:font-weight="normal" officeooo:rsid="000aac14" officeooo:paragraph-rsid="001c6d76"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Liberation Serif" fo:font-size="14pt" style:text-underline-style="none" fo:font-weight="normal" officeooo:rsid="000aac14" officeooo:paragraph-rsid="0017cf58"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Liberation Serif" fo:font-size="14pt" style:text-underline-style="none" fo:font-weight="normal" officeooo:rsid="000acc10" officeooo:paragraph-rsid="000acc10"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font-name="Liberation Serif" fo:font-size="14pt" style:text-underline-style="none" fo:font-weight="normal" officeooo:rsid="000d123e" officeooo:paragraph-rsid="000d123e"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font-name="Liberation Serif" fo:font-size="14pt" style:text-underline-style="none" fo:font-weight="normal" officeooo:rsid="000eeef9" officeooo:paragraph-rsid="000eeef9"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style:font-name="Liberation Serif" fo:font-size="14pt" style:text-underline-style="none" fo:font-weight="normal" officeooo:rsid="000eeef9" officeooo:paragraph-rsid="0017cf58"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font-name="Liberation Serif" fo:font-size="14pt" style:text-underline-style="none" fo:font-weight="normal" officeooo:rsid="000a1c56" officeooo:paragraph-rsid="0017cf58"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font-name="Liberation Serif1" fo:font-size="14pt" style:text-underline-style="none" fo:font-weight="normal" officeooo:rsid="000eeef9" officeooo:paragraph-rsid="000eeef9" style:font-size-asian="12.25pt" style:font-weight-asian="normal" style:font-size-complex="14pt" style:font-weight-complex="normal"/>
    </style:style>
    <style:style style:name="P48"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00e7db0" officeooo:paragraph-rsid="000e7db0" style:font-size-asian="12.25pt" style:font-weight-asian="bold" style:font-size-complex="14pt" style:font-weight-complex="bold"/>
    </style:style>
    <style:style style:name="P49"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00ec3b4" officeooo:paragraph-rsid="000ec3b4" style:font-size-asian="12.25pt" style:font-weight-asian="bold" style:font-size-complex="14pt" style:font-weight-complex="bold"/>
    </style:style>
    <style:style style:name="T1" style:family="text">
      <style:text-properties officeooo:rsid="000e7db0"/>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ac889" style:font-weight-asian="normal" style:font-weight-complex="normal"/>
    </style:style>
    <style:style style:name="T4" style:family="text">
      <style:text-properties style:text-underline-style="none" fo:font-weight="normal" officeooo:rsid="001e3d71" style:font-weight-asian="normal" style:font-weight-complex="normal"/>
    </style:style>
    <style:style style:name="T5" style:family="text">
      <style:text-properties officeooo:rsid="000ec3b4"/>
    </style:style>
    <style:style style:name="T6" style:family="text">
      <style:text-properties officeooo:rsid="0010b602"/>
    </style:style>
    <style:style style:name="T7" style:family="text">
      <style:text-properties style:font-name="Liberation Serif1"/>
    </style:style>
    <style:style style:name="T8" style:family="text">
      <style:text-properties style:font-name="Liberation Serif1" officeooo:rsid="0010b602"/>
    </style:style>
    <style:style style:name="T9" style:family="text">
      <style:text-properties style:font-name="Liberation Serif1" style:text-underline-style="none" fo:font-weight="normal" officeooo:rsid="0010b602" style:font-weight-asian="normal" style:font-weight-complex="normal"/>
    </style:style>
    <style:style style:name="T10" style:family="text">
      <style:text-properties style:font-name="Liberation Serif1" style:text-underline-style="none" fo:font-weight="normal" officeooo:rsid="001ac889" style:font-weight-asian="normal" style:font-weight-complex="normal"/>
    </style:style>
    <style:style style:name="T11" style:family="text">
      <style:text-properties style:font-name="Liberation Serif1" officeooo:rsid="00131aed"/>
    </style:style>
    <style:style style:name="T12" style:family="text">
      <style:text-properties style:font-name="Liberation Serif1" officeooo:rsid="000eeef9"/>
    </style:style>
    <style:style style:name="T13" style:family="text">
      <style:text-properties style:font-name="Liberation Serif1" officeooo:rsid="0018dd81"/>
    </style:style>
    <style:style style:name="T14" style:family="text">
      <style:text-properties style:font-name="Liberation Serif1" officeooo:rsid="001c6d76"/>
    </style:style>
    <style:style style:name="T15" style:family="text">
      <style:text-properties style:font-name="Liberation Serif1" officeooo:rsid="002311d8"/>
    </style:style>
    <style:style style:name="T16" style:family="text">
      <style:text-properties style:font-name="Liberation Serif"/>
    </style:style>
    <style:style style:name="T17" style:family="text">
      <style:text-properties style:font-name="Liberation Serif" officeooo:rsid="000a1c56"/>
    </style:style>
    <style:style style:name="T18" style:family="text">
      <style:text-properties style:font-name="Liberation Serif" officeooo:rsid="000aac14"/>
    </style:style>
    <style:style style:name="T19" style:family="text">
      <style:text-properties style:font-name="Liberation Serif" officeooo:rsid="000acc10"/>
    </style:style>
    <style:style style:name="T20" style:family="text">
      <style:text-properties style:font-name="Liberation Serif" officeooo:rsid="000fdf20"/>
    </style:style>
    <style:style style:name="T21" style:family="text">
      <style:text-properties style:font-name="Liberation Serif" officeooo:rsid="000d123e"/>
    </style:style>
    <style:style style:name="T22" style:family="text">
      <style:text-properties style:font-name="Liberation Serif" officeooo:rsid="000eeef9"/>
    </style:style>
    <style:style style:name="T23" style:family="text">
      <style:text-properties style:font-name="Liberation Serif" officeooo:rsid="0017cf58"/>
    </style:style>
    <style:style style:name="T24" style:family="text">
      <style:text-properties style:font-name="Liberation Serif" style:text-underline-style="none" fo:font-weight="normal" officeooo:rsid="001ac889" style:font-weight-asian="normal" style:font-weight-complex="normal"/>
    </style:style>
    <style:style style:name="T25" style:family="text">
      <style:text-properties style:font-name="Liberation Serif" officeooo:rsid="001c6d76"/>
    </style:style>
    <style:style style:name="T26" style:family="text">
      <style:text-properties style:font-name="Liberation Serif" officeooo:rsid="001e3d71"/>
    </style:style>
    <style:style style:name="T27" style:family="text">
      <style:text-properties style:font-name="Liberation Serif" officeooo:rsid="001ea68b"/>
    </style:style>
    <style:style style:name="T28" style:family="text">
      <style:text-properties officeooo:rsid="00146cf2"/>
    </style:style>
    <style:style style:name="T29" style:family="text">
      <style:text-properties officeooo:rsid="0011ad10"/>
    </style:style>
    <style:style style:name="T30" style:family="text">
      <style:text-properties officeooo:rsid="000a1c56"/>
    </style:style>
    <style:style style:name="T31" style:family="text">
      <style:text-properties officeooo:rsid="00131aed"/>
    </style:style>
    <style:style style:name="T32" style:family="text">
      <style:text-properties officeooo:rsid="000fdf20"/>
    </style:style>
    <style:style style:name="T33" style:family="text">
      <style:text-properties officeooo:rsid="001747cf"/>
    </style:style>
    <style:style style:name="T34" style:family="text">
      <style:text-properties officeooo:rsid="0017cf58"/>
    </style:style>
    <style:style style:name="T35" style:family="text">
      <style:text-properties officeooo:rsid="0018dd81"/>
    </style:style>
    <style:style style:name="T36" style:family="text">
      <style:text-properties officeooo:rsid="00193196"/>
    </style:style>
    <style:style style:name="T37" style:family="text">
      <style:text-properties officeooo:rsid="001c6d76"/>
    </style:style>
    <style:style style:name="T38" style:family="text">
      <style:text-properties officeooo:rsid="001e3d71"/>
    </style:style>
    <style:style style:name="T39" style:family="text">
      <style:text-properties officeooo:rsid="00204a75"/>
    </style:style>
    <style:style style:name="T40" style:family="text">
      <style:text-properties officeooo:rsid="001d9fb5"/>
    </style:style>
    <style:style style:name="T41" style:family="text">
      <style:text-properties officeooo:rsid="001f9eaa"/>
    </style:style>
    <style:style style:name="T42" style:family="text">
      <style:text-properties officeooo:rsid="00212698"/>
    </style:style>
    <style:style style:name="T43" style:family="text">
      <style:text-properties officeooo:rsid="002311d8"/>
    </style:style>
    <style:style style:name="T44" style:family="text">
      <style:text-properties officeooo:rsid="0024b7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dzuar/Rémy</text:p>
      <text:p text:style-name="P18">DUT INFO AS</text:p>
      <text:p text:style-name="P18">2019/2020</text:p>
      <text:p text:style-name="P8">Bulle d’écriture</text:p>
      <text:p text:style-name="P1"/>
      <text:p text:style-name="P4">L’écriture</text:p>
      <text:p text:style-name="P1"/>
      <text:p text:style-name="P2">Piste<text:span text:style-name="T1">s</text:span> : - <text:span text:style-name="T35">É</text:span>crire c’est …</text:p>
      <text:p text:style-name="P2">- Demain c’est jeudi et je commencerai à écrire …</text:p>
      <text:p text:style-name="P2"/>
      <text:p text:style-name="P3">Vœu : 3</text:p>
      <text:p text:style-name="P3"/>
      <text:p text:style-name="P10">Texte <text:span text:style-name="T39">version 1</text:span> :</text:p>
      <text:p text:style-name="P2"/>
      <text:p text:style-name="P2"><text:span text:style-name="T8">É</text:span>crire c’est la « liberté » sous la contrainte. Ici j’écris en toute liberté sur l’injonction contraignante d’un enseignant, sur l’engagement contractuel du DUT.</text:p>
      <text:p text:style-name="P2"/>
      <text:p text:style-name="P2">Ici j’écris sous la contrainte d’une langue pesante à la syntaxe orchestrée et qui ne doit souffrir de fausses notes, <text:span text:style-name="T38">s</text:span>ous peine d’<text:span text:style-name="T38">entendre</text:span> la liberté de gens mieux instruit<text:span text:style-name="T36">s</text:span> à corriger l’imperfection.</text:p>
      <text:p text:style-name="P2"/>
      <text:p text:style-name="P2">Ici j’écris d’une main gauche, moite d’avoir la liberté d’écrire ce qu’elle veut, <text:span text:style-name="T38">m</text:span>ais surtout figée par une page blanche ou presque.</text:p>
      <text:p text:style-name="P2"/>
      <text:p text:style-name="P2">Ici j’écris sans but précis, finalement sans plaisirs. </text:p>
      <text:p text:style-name="P2"/>
      <text:p text:style-name="P2">Les contraintes restent des contraintes…</text:p>
      <text:p text:style-name="P2"/>
      <text:p text:style-name="P11">Texte version 2 :</text:p>
      <text:p text:style-name="P33"/>
      <text:p text:style-name="P35">Écrire c’est la liberté sous la contrainte.</text:p>
      <text:p text:style-name="P35"/>
      <text:p text:style-name="P35">On installe l’enfant devant le pupitre, stylo <text:span text:style-name="T43">à</text:span> la main, on contraint les mouvements. Ceci sera un « a », cela sera un « b », ainsi va l’école, l’instituteur distribue les points. <text:span text:style-name="T40">Chaque symbole aura sa signification.</text:span></text:p>
      <text:p text:style-name="P35"/>
      <text:p text:style-name="P35">On enferme l’écolier dans la classe, <text:span text:style-name="T43">stylo</text:span> entre le pouce l’index et le majeur. Le <text:span text:style-name="T40">participe passé s’accorde avec le complément d’objet direct seulement si celui-ci est placé devant le verbe. L’enseignant vérifie, corrige, rectifie. Chaque phrase sera grammaticalement juste.</text:span></text:p>
      <text:p text:style-name="P36"><text:line-break/>On contient l’adolescent devant l’examen, la page blanche sous les yeux. Voici un <text:soft-page-break/>thème, ce sera une dissertation. Le recteur lit, ce texte est bon, ce texte est passable, ce texte est vraiment mauvais. <text:span text:style-name="T41">Les idées, la mise en forme tout devra se conformer à la grille d’évaluation.</text:span></text:p>
      <text:p text:style-name="P36"/>
      <text:p text:style-name="P37">Mais parfois, l’enfant, l’écolier, l’adolescent, l’adulte prend la plume. Il s’en empare, les contraintes et les règles seront respectées ou non ! Le texte aura son public ou non ! <text:span text:style-name="T42">On ne le contiendra plus de force, désormais c’est à son gré et rien qu’à son gré. La constriction est terminée il pourra enfin jeter l’encre et prendre son envol.</text:span></text:p>
      <text:p text:style-name="P37"/>
      <text:p text:style-name="P34">L<text:span text:style-name="T43">à</text:span>-haut, entre deux acrobaties idiosyncrasiques, l’écrivain, jettera parfois un œil amusé. Fallait-il contraindre pour rendre libre ? </text:p>
      <text:p text:style-name="P48">Bulle d’écriture</text:p>
      <text:p text:style-name="P4"/>
      <text:p text:style-name="P4">Le souvenir</text:p>
      <text:p text:style-name="P4"/>
      <text:p text:style-name="P15"/>
      <text:p text:style-name="P15">Piste : Je me souviens…</text:p>
      <text:p text:style-name="P15"/>
      <text:p text:style-name="P19">V<text:span text:style-name="T7">œ</text:span><text:span text:style-name="T16">u 2 :</text:span></text:p>
      <text:p text:style-name="P15"/>
      <text:p text:style-name="P12">Texte <text:span text:style-name="T33">Version 1 ;</text:span></text:p>
      <text:p text:style-name="P15"/>
      <text:p text:style-name="P15">Le souvenir c’est la source de la nostalgie ou de la mélancolie, c’est <text:span text:style-name="T6">s</text:span>elon…</text:p>
      <text:p text:style-name="P15"/>
      <text:p text:style-name="P15">Les souvenirs, c’est ce qu’on espère qu’il restera.</text:p>
      <text:p text:style-name="P15">Ici l’enfant que je suis regarde le potentiel vieillard que je serais et lui souhaite de se souvenirs.</text:p>
      <text:p text:style-name="P15">Souviens-toi, que tu n’a jamais toléré la fatalité.</text:p>
      <text:p text:style-name="P15">Souviens-toi d’aimer, d’accepter, de comprendre.</text:p>
      <text:p text:style-name="P15">Souviens-toi que l’univers, s’il finira par t’avoir, on s’en sera bien défié un court instant.</text:p>
      <text:p text:style-name="P15">Souviens-toi qu’on s’est quand même bien marré.</text:p>
      <text:p text:style-name="P15"/>
      <text:p text:style-name="P15">Pourvu que tu ne sois jamais devenu un Homme sérieux.</text:p>
      <text:p text:style-name="P15"/>
      <text:p text:style-name="P15">(Conseil de l’enseignant : Conversation entre les deux protagoniste<text:span text:style-name="T36">s</text:span>, plus d’expression de l’enfant, être plus explicite)</text:p>
      <text:p text:style-name="P15"/>
      <text:p text:style-name="P13">Texte Version 2 ;</text:p>
      <text:p text:style-name="P15"/>
      <text:p text:style-name="P21">Le souvenir c’est la source de la nostalgie ou de la mélancolie, c’est selon…</text:p>
      <text:p text:style-name="P20"/>
      <text:p text:style-name="P24">Le vent souffle, la pluie tombe, tout s’érode. </text:p>
      <text:p text:style-name="P24"><text:span text:style-name="T29">Inéluctable,</text:span> atomes après atomes, même le bateau de Thésée finit <text:span text:style-name="T29">de</text:span> n’être que le souvenir du navire qu’il <text:span text:style-name="T30">était</text:span>. </text:p>
      <text:p text:style-name="P24"/>
      <text:p text:style-name="P24">D’ailleurs qui s’en souvient ?</text:p>
      <text:p text:style-name="P22"/>
      <text:p text:style-name="P23">Parce que c’est bien <text:span text:style-name="T31">d’un bateau</text:span> <text:span text:style-name="T32">dont </text:span><text:span text:style-name="T17">il s’agit. Les souvenirs on en perd forcément en chemin, on en invente fatalement sans s’en rappeler. </text:span></text:p>
      <text:p text:style-name="P46">Les souvenirs c’est une matière un peu molle, fluide et tangible à la fois. </text:p>
      <text:p text:style-name="P23"><text:span text:style-name="T17">C’est bazardé dans un tonneau percé de treize trous et on devrait déjà s’estimer heureux quand </text:span><text:span text:style-name="T25">il en resurgit</text:span><text:span text:style-name="T17"> un ou deux. </text:span></text:p>
      <text:p text:style-name="P23"><text:soft-page-break/><text:span text:style-name="T17">Si on est presque sûr qu’ils soient véridiquement vrais, à supposer que le vrai ait v</text:span><text:span text:style-name="T23">éritablement</text:span><text:span text:style-name="T17"> du sens ici, alors l</text:span><text:span text:style-name="T25">à </text:span><text:span text:style-name="T17">c’est formidable. </text:span></text:p>
      <text:p text:style-name="P25"><text:span text:style-name="T17">C’est formidable. </text:span><text:span text:style-name="T23">P</text:span><text:span text:style-name="T17">arce que le moi prend vi</text:span><text:span text:style-name="T23">e. I</text:span><text:span text:style-name="T17">l boit goulûment la résurgence. </text:span></text:p>
      <text:p text:style-name="P40">Le souvenir afflue du moi d’hier pour abreuver le moi de demain. </text:p>
      <text:p text:style-name="P41"/>
      <text:p text:style-name="P23"><text:span text:style-name="T18">J’ai ét</text:span><text:span text:style-name="T23">é,</text:span><text:span text:style-name="T18"> donc je suis !</text:span></text:p>
      <text:p text:style-name="P38"/>
      <text:p text:style-name="P26"><text:span text:style-name="T16">J’ai été donc je suis. Et dans l’infime espoir où je serai encore l</text:span><text:span text:style-name="T26">à</text:span><text:span text:style-name="T16"> dans un </text:span><text:span text:style-name="T19">demi-</text:span><text:span text:style-name="T16">siècle, l’enfant que je suis souhaite transmettre ces quelques goutte</text:span><text:span text:style-name="T20">s</text:span><text:span text:style-name="T16"> qui irrigueront peut-être une </text:span><text:span text:style-name="T23">plate </text:span><text:span text:style-name="T16">journée de vieillesse.</text:span></text:p>
      <text:p text:style-name="P39"/>
      <text:p text:style-name="P26"><text:span text:style-name="T16">Souviens-toi. </text:span><text:span text:style-name="T19">Rien, </text:span><text:span text:style-name="T26">j</text:span><text:span text:style-name="T19">amais, n’est aussi simple qu’on se le figure.</text:span></text:p>
      <text:p text:style-name="P42">Souviens-toi. Du monstre sous le lit. Il est désormais plus près de t’engloutir toi qu’il n’étai<text:span text:style-name="T34">t</text:span> prêt <text:span text:style-name="T38">de</text:span> m’emporter moi.</text:p>
      <text:p text:style-name="P27"><text:span text:style-name="T16">Souviens-toi. Des tumultes de la jeunesse, ce n’est que </text:span><text:span text:style-name="T12">ç</text:span><text:span text:style-name="T16">a la vie. Des sensations.</text:span></text:p>
      <text:p text:style-name="P27"><text:span text:style-name="T16">Souviens-toi. Des barrages, </text:span><text:span text:style-name="T21">nombreux, imperméable</text:span><text:span text:style-name="T22">s</text:span><text:span text:style-name="T21"> quelques fois, souvent simples colosses au</text:span><text:span text:style-name="T26">x</text:span><text:span text:style-name="T21"> pieds d’argile.</text:span></text:p>
      <text:p text:style-name="P28"><text:span text:style-name="T16">Souviens-toi. De l’humus et de la rosée. </text:span><text:span text:style-name="T23">Prémices aux </text:span><text:span text:style-name="T20">j</text:span><text:span text:style-name="T16">ournées magnifiques.</text:span></text:p>
      <text:p text:style-name="P43">Souviens-toi. Des océans de livre<text:span text:style-name="T34">s</text:span>, de combien de vie<text:span text:style-name="T38">s</text:span> j’aimerai disposer.</text:p>
      <text:p text:style-name="P43">Souviens-toi. Du sens, <text:span text:style-name="T29">la lassitude en contre-courant</text:span>, <text:span text:style-name="T29">la lutte dans les siphons, finalement les repos, rares et éphémères sur la grève. <text:s/></text:span></text:p>
      <text:p text:style-name="P44">Souviens-toi de ces bribes.</text:p>
      <text:p text:style-name="P44"/>
      <text:p text:style-name="P30"><text:span text:style-name="T16">Peut-être alors, aussi improbable que ce soit, avec ces quelques morceau</text:span><text:span text:style-name="T23">x</text:span><text:span text:style-name="T16"> de mon moi d’aujourd’hui, tu pourra</text:span><text:span text:style-name="T26">s</text:span><text:span text:style-name="T16"> être un bateau de Thésée correct pour ton âge. Et quand le sac et ressac de l’océan Entropie se fera entendre, que l’embouchure sera là, juste devant. </text:span><text:span text:style-name="T23">J</text:span><text:span text:style-name="T16">’espère que tu osera</text:span><text:span text:style-name="T26">s</text:span><text:span text:style-name="T16"> jeter un </text:span><text:span text:style-name="T7">œ</text:span><text:span text:style-name="T16">il en arrière. </text:span></text:p>
      <text:p text:style-name="P45"/>
      <text:p text:style-name="P45">Oui le voyage sera toujours trop court. </text:p>
      <text:p text:style-name="P30"><text:span text:style-name="T16">Oui l’</text:span><text:span text:style-name="T25">U</text:span><text:span text:style-name="T16">nivers aura toujours le dernier mot. </text:span></text:p>
      <text:p text:style-name="P45"/>
      <text:p text:style-name="P31"><text:span text:style-name="T16">Mais </text:span><text:span text:style-name="T20">est-</text:span><text:span text:style-name="T26">on</text:span><text:span text:style-name="T20"> obligé de prendre la chose </text:span><text:span text:style-name="T27">trop</text:span><text:span text:style-name="T20"> au sérieux ?</text:span><text:span text:style-name="T7"> </text:span></text:p>
      <text:p text:style-name="P31"><text:span text:style-name="T14">O</text:span><text:span text:style-name="T7">n </text:span><text:span text:style-name="T15">s</text:span><text:span text:style-name="T7">’est quand même bien marré.</text:span></text:p>
      <text:p text:style-name="P47"/>
      <text:p text:style-name="P29"><text:span text:style-name="T7">Souviens-toi. </text:span><text:span text:style-name="T13">N</text:span><text:span text:style-name="T7">ous ne sommes qu’un bateau de Thésée, on finit par oublier que le mât qui porte la voile n’est pas une pièce d’origine. Que toute cette identité n’est qu’une </text:span><text:span text:style-name="T11">embarcation</text:span><text:span text:style-name="T7"> à demi neuve, à demi vermoulue. </text:span></text:p>
      <text:p text:style-name="P29"><text:span text:style-name="T11">Qui comme </text:span><text:span text:style-name="T14">toutes autres</text:span><text:span text:style-name="T11"> finira par s’abîmer dans les abysses de l’oubli.</text:span></text:p>
      <text:p text:style-name="P48">Bulle d’écriture</text:p>
      <text:p text:style-name="P4"/>
      <text:p text:style-name="P4">Crescendo</text:p>
      <text:p text:style-name="P14"/>
      <text:p text:style-name="P15">Piste<text:span text:style-name="T37">s</text:span> : utiliser un crescendo</text:p>
      <text:p text:style-name="P15">utiliser une photo pour faire passer une émotion</text:p>
      <text:p text:style-name="P15"/>
      <text:p text:style-name="P19">V<text:span text:style-name="T7">œu 1 : </text:span></text:p>
      <text:p text:style-name="P15"/>
      <text:p text:style-name="P12">Texte :</text:p>
      <text:p text:style-name="P12"/>
      <text:p text:style-name="P32">Brève histoire de la civilisation</text:p>
      <text:p text:style-name="P15"/>
      <text:p text:style-name="P15">- Au début, Rien.</text:p>
      <text:p text:style-name="P15">- Ensuite, certes, Pas grand-chose.</text:p>
      <text:p text:style-name="P15">- Pendant longtemps, uniquement des Balbutiements.</text:p>
      <text:p text:style-name="P15">- Puis le silex l’interpelle, dans son cortex, <text:span text:style-name="T43">É</text:span>tincelle !</text:p>
      <text:p text:style-name="P15">- D’abord les Branchages, ensuite les troncs, Débardage.</text:p>
      <text:p text:style-name="P15">- Le voilà, <text:span text:style-name="T44">devant le</text:span> sol agonisant, nu, une idée brillante, Bienvenue.</text:p>
      <text:p text:style-name="P15">- Un petit trou, une carrière, une grande mine, Eldorado !</text:p>
      <text:p text:style-name="P15">- La faim l’envahit, l’appétit dévorant, toujours plus ! Irrésistible !</text:p>
      <text:p text:style-name="P15">- Que reste-t-il à manger ?</text:p>
      <text:p text:style-name="P5"><text:span text:style-name="T2">- </text:span><text:span text:style-name="T9">À</text:span><text:span text:style-name="T2"> la fin… Plus rien.</text:span></text:p>
      <text:p text:style-name="P15"/>
      <text:p text:style-name="P49">Mise en plume :</text:p>
      <text:p text:style-name="P4"/>
      <text:p text:style-name="P4">Logorall<text:span text:style-name="T5">ye</text:span></text:p>
      <text:p text:style-name="P4"/>
      <text:p text:style-name="P15">L<text:span text:style-name="T5">iste de mot :</text:span></text:p>
      <text:p text:style-name="P15"/>
      <text:p text:style-name="P15">- <text:span text:style-name="T5">Information</text:span></text:p>
      <text:p text:style-name="P15">- <text:span text:style-name="T5">Capharnaüm</text:span></text:p>
      <text:p text:style-name="P15">- <text:span text:style-name="T5">Pourquoi</text:span></text:p>
      <text:p text:style-name="P15">- <text:span text:style-name="T5">Locomotion</text:span></text:p>
      <text:p text:style-name="P15">- <text:span text:style-name="T5">Chien</text:span></text:p>
      <text:p text:style-name="P15">- <text:span text:style-name="T5">Pays</text:span></text:p>
      <text:p text:style-name="P15">- <text:span text:style-name="T5">Créer</text:span></text:p>
      <text:p text:style-name="P15"/>
      <text:p text:style-name="P16">Billet :</text:p>
      <text:p text:style-name="P16"/>
      <text:p text:style-name="P16">Information ! La maison est un vrai Ca<text:span text:style-name="T28">ph</text:span>arna<text:span text:style-name="T28">ü</text:span>m ! C’est Pourquoi j’ai eu la Locomotion de partir avec le Chien. Dans un Pays lointain, où j’aurai de nouveau le loisir de Créer !</text:p>
      <text:p text:style-name="P49">Mise en plume</text:p>
      <text:p text:style-name="P6"/>
      <text:p text:style-name="P6"><text:span text:style-name="T36">É</text:span>picure :</text:p>
      <text:p text:style-name="P17">L’amitié fait le tour du monde et nous convie tous à nous réveiller</text:p>
      <text:p text:style-name="P17"><text:s/>pour une vie heureuse</text:p>
      <text:p text:style-name="P14"/>
      <text:p text:style-name="P16">Billet :</text:p>
      <text:p text:style-name="P16">L’amitié fait le tour du monde, elle oublie le quotidien, elle laisse la morosité, puis le tour finit, elle voit d’un œil nouveau ce qu’elle avait choisi d’abandonner et le trouve extraordinaire et sensationnel.</text:p>
      <text:p text:style-name="P49">Journal d’écriture</text:p>
      <text:p text:style-name="P7"/>
      <text:p text:style-name="P7">Entrée du 06/09/2019 <text:span text:style-name="T2">:</text:span></text:p>
      <text:p text:style-name="P16"/>
      <text:p text:style-name="P16">Il reste de l’atelier de la veille une impression vague, étrange. L’exercice en consigne si simple c’est révélé imposant, intimidant pour ne pas dire intime.</text:p>
      <text:p text:style-name="P16">Et le texte qui a émergé est décevant, mal fichu, cette sensation, ne pas pouvoir revenir en arrière, effacer, recommencer. C’est frustrant, j’en conclurais même que c’est la contrainte la plus structurante de l’exercice</text:p>
      <text:p text:style-name="P16"/>
      <text:p text:style-name="P7">Entrée du 10/09/2019 <text:span text:style-name="T2">:</text:span></text:p>
      <text:p text:style-name="P16"/>
      <text:p text:style-name="P16">Quoi dire de l’atelier de la veille… Je trouve toujours l’exercice intimidant. Même si ce n’est pas le but premier, la qualité de mes écrits fait tellement amateur, c’est comme peindre avec les doigts.</text:p>
      <text:p text:style-name="P16">Les textes sont brouillons, flou et le moi d’aujourd’hui ne comprend déjà presque plus comment il a pu hier écrire ce texte.</text:p>
      <text:p text:style-name="P16">La classe semble dans l’ensemble à l’aise avec l’exercice, il y a de belle choses qui émergent de tout ça</text:p>
      <text:p text:style-name="P16"/>
      <text:p text:style-name="P9">Entrée du 19/09/2019 ;</text:p>
      <text:p text:style-name="P9"/>
      <text:p text:style-name="P9"><text:span text:style-name="T2">Les exercices d’écriture</text:span><text:span text:style-name="T4">s</text:span><text:span text:style-name="T2"> sont toujours aussi mentalement épuisant</text:span><text:span text:style-name="T4">s</text:span><text:span text:style-name="T2"> pour moi. Il n’y a pourtant pas vraiment d’enjeu, mais jeter l’encre est difficile, jeter l’encre pose un précédent et restreint l’imagination autour des premiers </text:span><text:span text:style-name="T3">mots </text:span><text:span text:style-name="T2">posé</text:span><text:span text:style-name="T3">s</text:span><text:span text:style-name="T2">. C’est simplement frustrant.</text:span></text:p>
      <text:p text:style-name="P9"><text:span text:style-name="T2">La lecture des textes est le moment le plus agréable, on est toujours surpris de constater qu’avec une même consigne chacun y va de son c</text:span><text:span text:style-name="T10">œ</text:span><text:span text:style-name="T24">ur et donne des résultat toujours différents. Voir tout les angles d’attaques différents pour un même sujet c’est fertile, il faut même se concentrer pour ne pas se distraire avec sa propre imagination lorsqu’on entend quelque chose d’inspir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5:50:35.047203187</meta:creation-date>
    <meta:generator>LibreOffice/6.2.7.1$Linux_X86_64 LibreOffice_project/20$Build-1</meta:generator>
    <dc:date>2019-10-16T14:17:04.325092398</dc:date>
    <meta:editing-duration>PT2H10M45S</meta:editing-duration>
    <meta:editing-cycles>13</meta:editing-cycles>
    <meta:document-statistic meta:table-count="0" meta:image-count="0" meta:object-count="0" meta:page-count="8" meta:paragraph-count="109" meta:word-count="1359" meta:character-count="8157" meta:non-whitespace-character-count="6887"/>
  </office:meta>
</office:document-meta>
</file>